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5272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4728in"/>
    </style:style>
    <style:style style:name="co4" style:family="table-column">
      <style:table-column-properties fo:break-before="auto" style:column-width="0.4409in"/>
    </style:style>
    <style:style style:name="co5" style:family="table-column">
      <style:table-column-properties fo:break-before="auto" style:column-width="0.5055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0575in"/>
    </style:style>
    <style:style style:name="co8" style:family="table-column">
      <style:table-column-properties fo:break-before="auto" style:column-width="0.398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4945in"/>
    </style:style>
    <style:style style:name="co11" style:family="table-column">
      <style:table-column-properties fo:break-before="auto" style:column-width="5.0898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normal" style:text-underline-mode="continuous" style:text-line-through-mode="continuous" style:font-name-asian="DejaVu Sans Condensed" style:font-size-asian="6.80000019073486pt" style:language-asian="zxx" style:country-asian="none" style:font-style-asian="normal" style:font-weight-asian="normal" style:font-name-complex="DejaVu Sans Condensed" style:font-size-complex="6.80000019073486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Nimbus Sans L1" fo:font-size="10pt" fo:font-weight="normal"/>
    </style:style>
    <style:style style:name="ce6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fo:border="none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normal" style:text-underline-mode="continuous" style:text-line-through-mode="continuous" style:font-name-asian="DejaVu Sans1" style:font-size-asian="6.80000019073486pt" style:language-asian="en" style:country-asian="US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Default"/>
        <table:table-column table:style-name="co12" table:number-columns-repeated="24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1" office:value-type="string">
            <text:p>Joanie</text:p>
          </table:table-cell>
          <table:table-cell table:style-name="ce1" office:value-type="string">
            <text:p>Lynn</text:p>
          </table:table-cell>
          <table:table-cell table:style-name="ce1" office:value-type="string">
            <text:p>Rich</text:p>
          </table:table-cell>
          <table:table-cell table:style-name="ce1" office:value-type="string">
            <text:p>Mike</text:p>
          </table:table-cell>
          <table:table-cell table:style-name="ce1" office:value-type="string">
            <text:p>Willie</text:p>
          </table:table-cell>
          <table:table-cell table:style-name="ce1" office:value-type="string">
            <text:p>Calc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Sev</text:p>
          </table:table-cell>
          <table:table-cell table:style-name="ce1" office:value-type="string">
            <text:p>Pri</text:p>
          </table:table-cell>
          <table:table-cell table:style-name="ce2" office:value-type="string">
            <text:p>ID</text:p>
          </table:table-cell>
          <table:table-cell table:style-name="ce1" office:value-type="string">
            <text:p>Summary</text:p>
          </table:table-cell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:.F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7658">407658</text:a>[blocked] Cannot access status bar information in Gedit</text:p>
          </table:table-cell>
          <table:table-cell table:style-name="ce1"/>
          <table:table-cell table:style-name="ce6" table:number-columns-repeated="2"/>
          <table:table-cell table:style-name="ce1"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:.F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835">402835</text:a></text:p>
          </table:table-cell>
          <table:table-cell office:value-type="string">
            <text:p>In Firefox 3.0 a submenu of the bookmarks menu cannot be accessed, if speech is activa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:.F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394">349394</text:a></text:p>
          </table:table-cell>
          <table:table-cell office:value-type="string">
            <text:p>Speech Dispatcher Backen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5:.F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3760">403760</text:a></text:p>
          </table:table-cell>
          <table:table-cell office:value-type="string">
            <text:p>Emacspeak speech factory doesn't always shutdown/restart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6:.F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3135">373135</text:a></text:p>
          </table:table-cell>
          <table:table-cell office:value-type="string">
            <text:p>[blocked] Thunderbird 3.0 add-on dialog buttons not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7:.F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2131">342131</text:a></text:p>
          </table:table-cell>
          <table:table-cell office:value-type="string">
            <text:p>[requirement] Implement verbalized link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8:.F8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52">404052</text:a></text:p>
          </table:table-cell>
          <table:table-cell office:value-type="string">
            <text:p>Say something to let the user know the Preferences dialog is load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9:.F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1889">401889</text:a></text:p>
          </table:table-cell>
          <table:table-cell office:value-type="string">
            <text:p>[blocked] Orca does not speak backspaced characters in certain dialo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0:.F1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2192">402192</text:a></text:p>
          </table:table-cell>
          <table:table-cell office:value-type="string">
            <text:p>Orca does not speak text that is pasted in by middle mouse click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1:.F1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40">319740</text:a></text:p>
          </table:table-cell>
          <table:table-cell office:value-type="string">
            <text:p>Efficiency concerns in src/orca/atspi.py:findBy{Role,Name}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2:.F1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930">357930</text:a></text:p>
          </table:table-cell>
          <table:table-cell office:value-type="string">
            <text:p>Orca icon in launch menu is not compliant with gnome theme setting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3:.F1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0">319770</text:a></text:p>
          </table:table-cell>
          <table:table-cell office:value-type="string">
            <text:p>src/orca/flat_review.py:getZonesFromAccessible should clip zones based on what tex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4:.F1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815">405815</text:a></text:p>
          </table:table-cell>
          <table:table-cell office:value-type="string">
            <text:p>Many OOo Writer Unmapped Keycode warning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5:.F1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3">405613</text:a></text:p>
          </table:table-cell>
          <table:table-cell office:value-type="string">
            <text:p>Totem crashes when user open files while orca running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6:.F1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4537">374537</text:a></text:p>
          </table:table-cell>
          <table:table-cell office:value-type="string">
            <text:p>[blocked] Thunderbird 3.0 checkbox table cells in subscribe dialog do not provide checked/unchecked stat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7:.F1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16">405616</text:a></text:p>
          </table:table-cell>
          <table:table-cell office:value-type="string">
            <text:p>Orca failed to report the combobox menu.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8:.F1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34">353434</text:a></text:p>
          </table:table-cell>
          <table:table-cell office:value-type="string">
            <text:p>[blocked] Backspaced characters in the 'subject' and 'to' lines of evolution are not announc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19:.F1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26528">326528</text:a></text:p>
          </table:table-cell>
          <table:table-cell office:value-type="string">
            <text:p>Ability to suppress debug trace per modu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0:.F2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8">319778</text:a></text:p>
          </table:table-cell>
          <table:table-cell office:value-type="string">
            <text:p>src/orca/hierarchical_presenter.py: need to determine if this is supported or no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1:.F2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7691">347691</text:a></text:p>
          </table:table-cell>
          <table:table-cell office:value-type="string">
            <text:p>[blocked] In standard print dialog, printer table items not always spoken/display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2:.F2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47959">347959</text:a></text:p>
          </table:table-cell>
          <table:table-cell office:value-type="string">
            <text:p>Graphical smileys in Gaim chatroom cause follow text to not get read immediate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3:.F2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26">353426</text:a></text:p>
          </table:table-cell>
          <table:table-cell office:value-type="string">
            <text:p>[blocked] Window behavior preferences read incorrectl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4:.F2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19771">319771</text:a></text:p>
          </table:table-cell>
          <table:table-cell office:value-type="string">
            <text:p>src/orca/flat_review.py:getZonesFromAccessible should optimize for text that is vi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5:.F2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9978">349978</text:a></text:p>
          </table:table-cell>
          <table:table-cell office:value-type="string">
            <text:p>[blocked] Orca does not announce a message change when deleting a message in evolutio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6:.F26])" office:value-type="float" office:value="0">
            <text:p>#DIV/0!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402494">402494</text:a></text:p>
          </table:table-cell>
          <table:table-cell office:value-type="string">
            <text:p>For statement refactor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7:.F2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4973">374973</text:a></text:p>
          </table:table-cell>
          <table:table-cell office:value-type="string">
            <text:p>Orca installation script need to be modified for solaris buildin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8:.F2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5">400715</text:a></text:p>
          </table:table-cell>
          <table:table-cell office:value-type="string">
            <text:p>[requirement] Extend the Find command for HTML web cont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29:.F2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396">375396</text:a></text:p>
          </table:table-cell>
          <table:table-cell office:value-type="string">
            <text:p>Orca failed to exit after stopping the full screen mag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0:.F3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949">385949</text:a></text:p>
          </table:table-cell>
          <table:table-cell office:value-type="string">
            <text:p>[blocked] Orca has traceback with Firefox 3.0 nightly when testing bookmark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1:.F3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4">355524</text:a></text:p>
          </table:table-cell>
          <table:table-cell office:value-type="string">
            <text:p>[blocked] Flatreview doesn't work in gnome-about panel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2:.F3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46">353446</text:a></text:p>
          </table:table-cell>
          <table:table-cell office:value-type="string">
            <text:p>[blocked] Orca not correctly reporting key values in gconf-edi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3:.F3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5525">355525</text:a></text:p>
          </table:table-cell>
          <table:table-cell office:value-type="string">
            <text:p>Orca skipped one line of web content in flatreview mod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4:.F3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58">353458</text:a></text:p>
          </table:table-cell>
          <table:table-cell office:value-type="string">
            <text:p>[blocked] Text selection in Evolution "New Message" text area is not repor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5:.F3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674">350674</text:a></text:p>
          </table:table-cell>
          <table:table-cell office:value-type="string">
            <text:p>make orca announce when a new folder is opened and announce number of item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6:.F3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086">352086</text:a></text:p>
          </table:table-cell>
          <table:table-cell office:value-type="string">
            <text:p>[blocked] Orca stops speaking items in Evolution's Select a Folder dialog if you start typin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7:.F3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5782">375782</text:a></text:p>
          </table:table-cell>
          <table:table-cell office:value-type="string">
            <text:p>The performance of orca full screen magnification is not goo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8:.F3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874">406874</text:a></text:p>
          </table:table-cell>
          <table:table-cell office:value-type="string">
            <text:p>Minor efficiency enhancements for flat_review.py:getZonesFromTex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39:.F3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759">405759</text:a></text:p>
          </table:table-cell>
          <table:table-cell office:value-type="string">
            <text:p>Distinguish Q and BLOCKQUOTE in (X)HTML content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0:.F40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306">397306</text:a></text:p>
          </table:table-cell>
          <table:table-cell office:value-type="string">
            <text:p>Orca's default synthesis engine choice should take language into accoun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1:.F41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cri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639">399639</text:a></text:p>
          </table:table-cell>
          <table:table-cell office:value-type="string">
            <text:p>Orca crashes and magnifier hangs if user enables the magnifie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2:.F42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6902">406902</text:a></text:p>
          </table:table-cell>
          <table:table-cell office:value-type="string">
            <text:p>flat_review.py:visible can return false positives</text:p>
          </table:table-cell>
          <table:table-cell table:number-columns-repeated="244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3:.F43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65">364765</text:a></text:p>
          </table:table-cell>
          <table:table-cell office:value-type="string">
            <text:p>[blocked] Escaping out of Wizards submenu in OOo Writer causes Orca to report "Format menu"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4:.F44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blo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2627">362627</text:a></text:p>
          </table:table-cell>
          <table:table-cell office:value-type="string">
            <text:p>[blocked] Thunderbird folder properties: no relationship between page tabs and page conten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5:.F45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970">354970</text:a></text:p>
          </table:table-cell>
          <table:table-cell office:value-type="string">
            <text:p>Support customization of key and braille binding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6:.F46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68">353468</text:a></text:p>
          </table:table-cell>
          <table:table-cell office:value-type="string">
            <text:p>[blocked] Orca not always reporting expanded state of Evolution mail tree item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7:.F47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781">395781</text:a></text:p>
          </table:table-cell>
          <table:table-cell office:value-type="string">
            <text:p>Indicate the tree level of items in the Gaim (post 2.0 beta 3.1) buddy lis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8:.F48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54433">354433</text:a></text:p>
          </table:table-cell>
          <table:table-cell office:value-type="string">
            <text:p>Add feature to notify user when a new version is availa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string">
            <text:p>TBS</text:p>
          </table:table-cell>
          <table:table-cell table:number-columns-repeated="5"/>
          <table:table-cell table:formula="oooc:=AVERAGE([.A49:.F49])" office:value-type="float" office:value="0">
            <text:p>#DIV/0!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3470">353470</text:a></text:p>
          </table:table-cell>
          <table:table-cell office:value-type="string">
            <text:p>[blocked] Orca does not speak when the last message in the Evolution mail message header summary list is deleted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">
            <text:p>1</text:p>
          </table:table-cell>
          <table:table-cell table:number-columns-repeated="5"/>
          <table:table-cell table:formula="oooc:=AVERAGE([.A50:.F50])" office:value-type="float" office:value="1">
            <text:p>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most web pages, but no guarantees on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.1">
            <text:p>1.1</text:p>
          </table:table-cell>
          <table:table-cell table:number-columns-repeated="5"/>
          <table:table-cell table:formula="oooc:=AVERAGE([.A51:.F51])" office:value-type="float" office:value="1.1">
            <text:p>1.1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5624">405624</text:a></text:p>
          </table:table-cell>
          <table:table-cell office:value-type="string">
            <text:p>Orca failed to report the label if it was same as previous one.</text:p>
          </table:table-cell>
          <table:table-cell table:number-columns-repeated="244"/>
        </table:table-row>
        <table:table-row table:style-name="ro2">
          <table:table-cell office:value-type="float" office:value="1.2">
            <text:p>1.2</text:p>
          </table:table-cell>
          <table:table-cell table:number-columns-repeated="5"/>
          <table:table-cell table:formula="oooc:=AVERAGE([.A52:.F52])" office:value-type="float" office:value="1.2">
            <text:p>1.2</text:p>
          </table:table-cell>
          <table:table-cell office:value-type="string">
            <text:p>GNOME 2.18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4" office:value-type="string">
            <text:p><text:a xlink:href="http://bugzilla.gnome.org/show_bug.cgi?id=407480">407480</text:a></text:p>
          </table:table-cell>
          <table:table-cell office:value-type="string">
            <text:p>Orca quits when running "orca --help"</text:p>
          </table:table-cell>
          <table:table-cell table:number-columns-repeated="244"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  <table:table-cell table:formula="oooc:=AVERAGE([.A53:.F53])" office:value-type="float" office:value="2">
            <text:p>2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9">404409</text:a></text:p>
          </table:table-cell>
          <table:table-cell office:value-type="string">
            <text:p>Thunderbi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number-columns-repeated="5"/>
          <table:table-cell table:formula="oooc:=AVERAGE([.A54:.F54])" office:value-type="float" office:value="3">
            <text:p>3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63">400763</text:a></text:p>
          </table:table-cell>
          <table:table-cell office:value-type="string">
            <text:p>Orca hangs after starting the update process in update mana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">
            <text:p>5</text:p>
          </table:table-cell>
          <table:table-cell table:number-columns-repeated="5"/>
          <table:table-cell table:formula="oooc:=AVERAGE([.A55:.F55])" office:value-type="float" office:value="5">
            <text:p>5</text:p>
          </table:table-cell>
          <table:table-cell office:value-type="string">
            <text:p>GNOME 2.18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354467">354467</text:a></text:p>
          </table:table-cell>
          <table:table-cell office:value-type="string">
            <text:p>Opening URL in Freeloader hangs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6">
            <text:p>6</text:p>
          </table:table-cell>
          <table:table-cell table:number-columns-repeated="5"/>
          <table:table-cell table:formula="oooc:=AVERAGE([.A56:.F56])" office:value-type="float" office:value="6">
            <text:p>6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NO ID</text:p>
          </table:table-cell>
          <table:table-cell office:value-type="string">
            <text:p>Accessible Installation of Solaris Ex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number-columns-repeated="5"/>
          <table:table-cell table:formula="oooc:=AVERAGE([.A57:.F57])" office:value-type="float" office:value="7">
            <text:p>7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03">404403</text:a></text:p>
          </table:table-cell>
          <table:table-cell office:value-type="string">
            <text:p>Firefox 3.0 - evaluation of DHTML, Lockhart, AJA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number-columns-repeated="5"/>
          <table:table-cell table:formula="oooc:=AVERAGE([.A58:.F58])" office:value-type="float" office:value="8">
            <text:p>8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Hig</text:p>
          </table:table-cell>
          <table:table-cell table:style-name="ce3" office:value-type="string">
            <text:p><text:a xlink:href="http://bugzilla.gnome.org/show_bug.cgi?id=404422">404422</text:a></text:p>
          </table:table-cell>
          <table:table-cell office:value-type="string">
            <text:p>Support per-URL Scrip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number-columns-repeated="5"/>
          <table:table-cell table:formula="oooc:=AVERAGE([.A59:.F59])" office:value-type="float" office:value="9">
            <text:p>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9">354479</text:a></text:p>
          </table:table-cell>
          <table:table-cell office:value-type="string">
            <text:p>[blocked] [requirement] Automatic presentation of "balloon" type messag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number-columns-repeated="5"/>
          <table:table-cell table:formula="oooc:=AVERAGE([.A60:.F60])" office:value-type="float" office:value="10">
            <text:p>1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09">400709</text:a></text:p>
          </table:table-cell>
          <table:table-cell office:value-type="string">
            <text:p>Userr should be able to navigate the gnome panels (top and bottom)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1">
            <text:p>11.1</text:p>
          </table:table-cell>
          <table:table-cell table:number-columns-repeated="5"/>
          <table:table-cell table:formula="oooc:=AVERAGE([.A61:.F61])" office:value-type="float" office:value="11.1">
            <text:p>11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7">363827</text:a></text:p>
          </table:table-cell>
          <table:table-cell office:value-type="string">
            <text:p>[blocked] Insert F should provide access to the style and font name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1.2">
            <text:p>11.2</text:p>
          </table:table-cell>
          <table:table-cell table:number-columns-repeated="5"/>
          <table:table-cell table:formula="oooc:=AVERAGE([.A62:.F62])" office:value-type="float" office:value="11.2">
            <text:p>11.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965">372965</text:a></text:p>
          </table:table-cell>
          <table:table-cell office:value-type="string">
            <text:p>[blocked] Insert F should provide access to ALL attributes applied to text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number-columns-repeated="5"/>
          <table:table-cell table:formula="oooc:=AVERAGE([.A63:.F63])" office:value-type="float" office:value="12">
            <text:p>12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30">363830</text:a></text:p>
          </table:table-cell>
          <table:table-cell office:value-type="string">
            <text:p>[blocked] Provide feedback in OOo when toggling bold, underline, and italic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2.1">
            <text:p>12.1</text:p>
          </table:table-cell>
          <table:table-cell table:number-columns-repeated="5"/>
          <table:table-cell table:formula="oooc:=AVERAGE([.A64:.F64])" office:value-type="float" office:value="12.1">
            <text:p>12.1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4046">404046</text:a></text:p>
          </table:table-cell>
          <table:table-cell office:value-type="string">
            <text:p>[blocked] Provide feedback in OOo when a command changes attribut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3">
            <text:p>13</text:p>
          </table:table-cell>
          <table:table-cell table:number-columns-repeated="5"/>
          <table:table-cell table:formula="oooc:=AVERAGE([.A65:.F65])" office:value-type="float" office:value="13">
            <text:p>13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7">376517</text:a></text:p>
          </table:table-cell>
          <table:table-cell office:value-type="string">
            <text:p>[blocked] Orca does not report indentation in OOo Writer documents correctl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1">
            <text:p>14.1</text:p>
          </table:table-cell>
          <table:table-cell table:number-columns-repeated="5"/>
          <table:table-cell table:formula="oooc:=AVERAGE([.A66:.F66])" office:value-type="float" office:value="14.1">
            <text:p>14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26">368626</text:a></text:p>
          </table:table-cell>
          <table:table-cell office:value-type="string">
            <text:p>[blocked] Orca accessing tool tips from gnome-panel causes gnome-panel to cr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2">
            <text:p>14.2</text:p>
          </table:table-cell>
          <table:table-cell table:number-columns-repeated="5"/>
          <table:table-cell table:formula="oooc:=AVERAGE([.A67:.F67])" office:value-type="float" office:value="14.2">
            <text:p>14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8640">368640</text:a></text:p>
          </table:table-cell>
          <table:table-cell office:value-type="string">
            <text:p>[blocked] Orca should present tool tips when they are popped u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4.3">
            <text:p>14.3</text:p>
          </table:table-cell>
          <table:table-cell table:number-columns-repeated="5"/>
          <table:table-cell table:formula="oooc:=AVERAGE([.A68:.F68])" office:value-type="float" office:value="14.3">
            <text:p>14.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8009">398009</text:a></text:p>
          </table:table-cell>
          <table:table-cell office:value-type="string">
            <text:p>Orca should be able to provide tooltip text for a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5">
            <text:p>15</text:p>
          </table:table-cell>
          <table:table-cell table:number-columns-repeated="5"/>
          <table:table-cell table:formula="oooc:=AVERAGE([.A69:.F69])" office:value-type="float" office:value="15">
            <text:p>15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548">395548</text:a></text:p>
          </table:table-cell>
          <table:table-cell office:value-type="string">
            <text:p>Refactor calls to util.py as calls from delegates in default.p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6">
            <text:p>16</text:p>
          </table:table-cell>
          <table:table-cell table:number-columns-repeated="5"/>
          <table:table-cell table:formula="oooc:=AVERAGE([.A70:.F70])" office:value-type="float" office:value="16">
            <text:p>1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6">400716</text:a></text:p>
          </table:table-cell>
          <table:table-cell office:value-type="string">
            <text:p>[requirement] sayAll should be done by sentence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formula="oooc:=AVERAGE([.A71:.F71])" office:value-type="float" office:value="17">
            <text:p>1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3120">383120</text:a></text:p>
          </table:table-cell>
          <table:table-cell office:value-type="string">
            <text:p>[blocked] Ekiga conversation message cannot be read by orca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number-columns-repeated="5"/>
          <table:table-cell table:formula="oooc:=AVERAGE([.A72:.F72])" office:value-type="float" office:value="18">
            <text:p>18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782">354782</text:a></text:p>
          </table:table-cell>
          <table:table-cell office:value-type="string">
            <text:p>[blocked] gnome-system-monitor "Resources" tab is inaccessib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formula="oooc:=AVERAGE([.A73:.F73])" office:value-type="float" office:value="19">
            <text:p>19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1">356041</text:a></text:p>
          </table:table-cell>
          <table:table-cell office:value-type="string">
            <text:p>Previous link in desktop helper can not be rea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number-columns-repeated="5"/>
          <table:table-cell table:formula="oooc:=AVERAGE([.A74:.F74])" office:value-type="float" office:value="20">
            <text:p>20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45399">345399</text:a></text:p>
          </table:table-cell>
          <table:table-cell office:value-type="string">
            <text:p>Key echo missing alpha numeric and punctuation key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1">
            <text:p>21</text:p>
          </table:table-cell>
          <table:table-cell table:number-columns-repeated="5"/>
          <table:table-cell table:formula="oooc:=AVERAGE([.A75:.F75])" office:value-type="float" office:value="21">
            <text:p>2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42">356042</text:a></text:p>
          </table:table-cell>
          <table:table-cell office:value-type="string">
            <text:p>[blocked] The labels in File Management Preferences (nautilus-file-management-properties) window were not reported by orca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1">
            <text:p>22.1</text:p>
          </table:table-cell>
          <table:table-cell table:number-columns-repeated="5"/>
          <table:table-cell table:formula="oooc:=AVERAGE([.A76:.F76])" office:value-type="float" office:value="22.1">
            <text:p>22.1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80">397680</text:a></text:p>
          </table:table-cell>
          <table:table-cell office:value-type="string">
            <text:p>[blocked] OOo Writer Save As Encoded Text throws up a dialog that is not properly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2">
            <text:p>22.2</text:p>
          </table:table-cell>
          <table:table-cell table:number-columns-repeated="5"/>
          <table:table-cell table:formula="oooc:=AVERAGE([.A77:.F77])" office:value-type="float" office:value="22.2">
            <text:p>22.2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5828">385828</text:a></text:p>
          </table:table-cell>
          <table:table-cell office:value-type="string">
            <text:p>[blocked] Can not use agenda wizard in OpenOffice.or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3">
            <text:p>22.3</text:p>
          </table:table-cell>
          <table:table-cell table:number-columns-repeated="5"/>
          <table:table-cell table:formula="oooc:=AVERAGE([.A78:.F78])" office:value-type="float" office:value="22.3">
            <text:p>22.3</text:p>
          </table:table-cell>
          <table:table-cell office:value-type="string">
            <text:p>GNOME 2.20!</text:p>
          </table:table-cell>
          <table:table-cell office:value-type="string">
            <text:p>maj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1737">361737</text:a></text:p>
          </table:table-cell>
          <table:table-cell office:value-type="string">
            <text:p>[blocked] It is not possible to navigate to form controls using the keyboard in OOo Writ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4">
            <text:p>22.4</text:p>
          </table:table-cell>
          <table:table-cell table:number-columns-repeated="5"/>
          <table:table-cell table:formula="oooc:=AVERAGE([.A79:.F79])" office:value-type="float" office:value="22.4">
            <text:p>22.4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7545">357545</text:a></text:p>
          </table:table-cell>
          <table:table-cell office:value-type="string">
            <text:p>[blocked] Orca does not speak all buttons in openoffice database table creation wizzar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5">
            <text:p>22.5</text:p>
          </table:table-cell>
          <table:table-cell table:number-columns-repeated="5"/>
          <table:table-cell table:formula="oooc:=AVERAGE([.A80:.F80])" office:value-type="float" office:value="22.5">
            <text:p>22.5</text:p>
          </table:table-cell>
          <table:table-cell office:value-type="string">
            <text:p>GNOME 2.20!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6">356066</text:a></text:p>
          </table:table-cell>
          <table:table-cell office:value-type="string">
            <text:p>[blocked] Items in OOo's Navigator window are not always spoke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6">
            <text:p>22.6</text:p>
          </table:table-cell>
          <table:table-cell table:number-columns-repeated="5"/>
          <table:table-cell table:formula="oooc:=AVERAGE([.A81:.F81])" office:value-type="float" office:value="22.6">
            <text:p>22.6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0">356060</text:a></text:p>
          </table:table-cell>
          <table:table-cell office:value-type="string">
            <text:p>[blocked] Provide access to tree item level and state in OOo Navigato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2.7">
            <text:p>22.7</text:p>
          </table:table-cell>
          <table:table-cell table:number-columns-repeated="5"/>
          <table:table-cell table:formula="oooc:=AVERAGE([.A82:.F82])" office:value-type="float" office:value="22.7">
            <text:p>22.7</text:p>
          </table:table-cell>
          <table:table-cell office:value-type="string">
            <text:p>GNOME 2.20!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2">400712</text:a></text:p>
          </table:table-cell>
          <table:table-cell office:value-type="string">
            <text:p>Orca doesn't provide compelling access to ooimpres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3">
            <text:p>23</text:p>
          </table:table-cell>
          <table:table-cell table:number-columns-repeated="5"/>
          <table:table-cell table:formula="oooc:=AVERAGE([.A83:.F83])" office:value-type="float" office:value="23">
            <text:p>23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82601">382601</text:a></text:p>
          </table:table-cell>
          <table:table-cell office:value-type="string">
            <text:p>Orca should indicate selected text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4">
            <text:p>24</text:p>
          </table:table-cell>
          <table:table-cell table:number-columns-repeated="5"/>
          <table:table-cell table:formula="oooc:=AVERAGE([.A84:.F84])" office:value-type="float" office:value="24">
            <text:p>24</text:p>
          </table:table-cell>
          <table:table-cell office:value-type="string">
            <text:p>GNOME 2.20!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0">400720</text:a></text:p>
          </table:table-cell>
          <table:table-cell office:value-type="string">
            <text:p>[requirement] Support accurate presentation of text attributes on the braille display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5">
            <text:p>25</text:p>
          </table:table-cell>
          <table:table-cell table:number-columns-repeated="5"/>
          <table:table-cell table:formula="oooc:=AVERAGE([.A85:.F85])" office:value-type="float" office:value="25">
            <text:p>25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0">354470</text:a></text:p>
          </table:table-cell>
          <table:table-cell office:value-type="string">
            <text:p>[requirement] Grade 2 Braill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number-columns-repeated="5"/>
          <table:table-cell table:formula="oooc:=AVERAGE([.A86:.F86])" office:value-type="float" office:value="26">
            <text:p>26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8">400718</text:a></text:p>
          </table:table-cell>
          <table:table-cell office:value-type="string">
            <text:p>[requirement] Braille: Effective presentation of white spac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7">
            <text:p>27</text:p>
          </table:table-cell>
          <table:table-cell table:number-columns-repeated="5"/>
          <table:table-cell table:formula="oooc:=AVERAGE([.A87:.F87])" office:value-type="float" office:value="27">
            <text:p>27</text:p>
          </table:table-cell>
          <table:table-cell office:value-type="string">
            <text:p>GNOME 2.20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1">354471</text:a></text:p>
          </table:table-cell>
          <table:table-cell office:value-type="string">
            <text:p>[requirement] Text selection from braille input dev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8">
            <text:p>28</text:p>
          </table:table-cell>
          <table:table-cell table:number-columns-repeated="5"/>
          <table:table-cell table:formula="oooc:=AVERAGE([.A88:.F88])" office:value-type="float" office:value="28">
            <text:p>28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2273">372273</text:a></text:p>
          </table:table-cell>
          <table:table-cell office:value-type="string">
            <text:p>Add ability to configure app-specific settings via GUI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29">
            <text:p>29</text:p>
          </table:table-cell>
          <table:table-cell table:number-columns-repeated="5"/>
          <table:table-cell table:formula="oooc:=AVERAGE([.A89:.F89])" office:value-type="float" office:value="29">
            <text:p>29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015">376015</text:a></text:p>
          </table:table-cell>
          <table:table-cell office:value-type="string">
            <text:p>[a11y] time-admin time servers table is not accessible.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0">
            <text:p>30</text:p>
          </table:table-cell>
          <table:table-cell table:number-columns-repeated="5"/>
          <table:table-cell table:formula="oooc:=AVERAGE([.A90:.F90])" office:value-type="float" office:value="30">
            <text:p>30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ucas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1">
            <text:p>31</text:p>
          </table:table-cell>
          <table:table-cell table:number-columns-repeated="5"/>
          <table:table-cell table:formula="oooc:=AVERAGE([.A91:.F91])" office:value-type="float" office:value="31">
            <text:p>31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8">400728</text:a></text:p>
          </table:table-cell>
          <table:table-cell office:value-type="string">
            <text:p>[requirement] Orca should provide a means to quickly set often-used preference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2">
            <text:p>32</text:p>
          </table:table-cell>
          <table:table-cell table:number-columns-repeated="5"/>
          <table:table-cell table:formula="oooc:=AVERAGE([.A92:.F92])" office:value-type="float" office:value="32">
            <text:p>32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Rhythmbox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3">
            <text:p>33</text:p>
          </table:table-cell>
          <table:table-cell table:number-columns-repeated="5"/>
          <table:table-cell table:formula="oooc:=AVERAGE([.A93:.F93])" office:value-type="float" office:value="33">
            <text:p>33</text:p>
          </table:table-cell>
          <table:table-cell office:value-type="string">
            <text:p>GNOME 2.20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20">363820</text:a></text:p>
          </table:table-cell>
          <table:table-cell office:value-type="string">
            <text:p>[blocked] Orca should inform the user when text in given cell in Calc is too wide for that column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4">
            <text:p>34</text:p>
          </table:table-cell>
          <table:table-cell table:number-columns-repeated="5"/>
          <table:table-cell table:formula="oooc:=AVERAGE([.A94:.F94])" office:value-type="float" office:value="34">
            <text:p>34</text:p>
          </table:table-cell>
          <table:table-cell office:value-type="string">
            <text:p>GNOME 2.20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7668">397668</text:a></text:p>
          </table:table-cell>
          <table:table-cell office:value-type="string">
            <text:p>Blank lines are not announced as blank lines in gnome-terminal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5">
            <text:p>35</text:p>
          </table:table-cell>
          <table:table-cell table:number-columns-repeated="5"/>
          <table:table-cell table:formula="oooc:=AVERAGE([.A95:.F95])" office:value-type="float" office:value="35">
            <text:p>3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29">400729</text:a></text:p>
          </table:table-cell>
          <table:table-cell office:value-type="string">
            <text:p>[requirement] Orca should provide support for general audio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6">
            <text:p>36</text:p>
          </table:table-cell>
          <table:table-cell table:number-columns-repeated="5"/>
          <table:table-cell table:formula="oooc:=AVERAGE([.A96:.F96])" office:value-type="float" office:value="36">
            <text:p>36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74">354474</text:a></text:p>
          </table:table-cell>
          <table:table-cell office:value-type="string">
            <text:p>[requirement] Audio cues when crossing line boundarie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7">
            <text:p>37</text:p>
          </table:table-cell>
          <table:table-cell table:number-columns-repeated="5"/>
          <table:table-cell table:formula="oooc:=AVERAGE([.A97:.F97])" office:value-type="float" office:value="37">
            <text:p>3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0742">350742</text:a></text:p>
          </table:table-cell>
          <table:table-cell office:value-type="string">
            <text:p>[blocked] text from text boxes not reported all the time in java applications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38">
            <text:p>38</text:p>
          </table:table-cell>
          <table:table-cell table:number-columns-repeated="5"/>
          <table:table-cell table:formula="oooc:=AVERAGE([.A98:.F98])" office:value-type="float" office:value="38">
            <text:p>38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Plann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39">
            <text:p>39</text:p>
          </table:table-cell>
          <table:table-cell table:number-columns-repeated="5"/>
          <table:table-cell table:formula="oooc:=AVERAGE([.A99:.F99])" office:value-type="float" office:value="39">
            <text:p>3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2163">352163</text:a></text:p>
          </table:table-cell>
          <table:table-cell office:value-type="string">
            <text:p>[blocked] Orca announces incorrect info in Deskbar Apple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0">
            <text:p>40</text:p>
          </table:table-cell>
          <table:table-cell table:number-columns-repeated="5"/>
          <table:table-cell table:formula="oooc:=AVERAGE([.A100:.F100])" office:value-type="float" office:value="40">
            <text:p>40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6515">376515</text:a></text:p>
          </table:table-cell>
          <table:table-cell office:value-type="string">
            <text:p>Add GUI support for the new customizable text-attribute featur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  <table:table-cell table:formula="oooc:=AVERAGE([.A101:.F101])" office:value-type="float" office:value="41">
            <text:p>41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a bittorrent clien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number-columns-repeated="5"/>
          <table:table-cell table:formula="oooc:=AVERAGE([.A102:.F102])" office:value-type="float" office:value="42">
            <text:p>42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804">363804</text:a></text:p>
          </table:table-cell>
          <table:table-cell office:value-type="string">
            <text:p>Add ability to turn off coordinate announcement when navigating in Calc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  <table:table-cell table:formula="oooc:=AVERAGE([.A103:.F103])" office:value-type="float" office:value="43">
            <text:p>43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518">364518</text:a></text:p>
          </table:table-cell>
          <table:table-cell office:value-type="string">
            <text:p>Create a GUI interface to the pronunciation dictionary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4">
            <text:p>44</text:p>
          </table:table-cell>
          <table:table-cell table:number-columns-repeated="5"/>
          <table:table-cell table:formula="oooc:=AVERAGE([.A104:.F104])" office:value-type="float" office:value="44">
            <text:p>44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59">354459</text:a></text:p>
          </table:table-cell>
          <table:table-cell office:value-type="string">
            <text:p>[requirement] Verbalized cap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5">
            <text:p>45</text:p>
          </table:table-cell>
          <table:table-cell table:number-columns-repeated="5"/>
          <table:table-cell table:formula="oooc:=AVERAGE([.A105:.F105])" office:value-type="float" office:value="45">
            <text:p>45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3793">363793</text:a></text:p>
          </table:table-cell>
          <table:table-cell office:value-type="string">
            <text:p>Add the ability to change the color of the flat review rectangle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6">
            <text:p>46</text:p>
          </table:table-cell>
          <table:table-cell table:number-columns-repeated="5"/>
          <table:table-cell table:formula="oooc:=AVERAGE([.A106:.F106])" office:value-type="float" office:value="46">
            <text:p>4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Lifere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47">
            <text:p>47</text:p>
          </table:table-cell>
          <table:table-cell table:number-columns-repeated="5"/>
          <table:table-cell table:formula="oooc:=AVERAGE([.A107:.F107])" office:value-type="float" office:value="47">
            <text:p>47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nome-blogg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8">
            <text:p>48</text:p>
          </table:table-cell>
          <table:table-cell table:number-columns-repeated="5"/>
          <table:table-cell table:formula="oooc:=AVERAGE([.A108:.F108])" office:value-type="float" office:value="48">
            <text:p>48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4">354464</text:a></text:p>
          </table:table-cell>
          <table:table-cell office:value-type="string">
            <text:p>[requirement] Jump to well-known objec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number-columns-repeated="5"/>
          <table:table-cell table:formula="oooc:=AVERAGE([.A109:.F109])" office:value-type="float" office:value="49">
            <text:p>49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6">354466</text:a></text:p>
          </table:table-cell>
          <table:table-cell office:value-type="string">
            <text:p>[requirement] Watch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0">
            <text:p>50</text:p>
          </table:table-cell>
          <table:table-cell table:number-columns-repeated="5"/>
          <table:table-cell table:formula="oooc:=AVERAGE([.A110:.F110])" office:value-type="float" office:value="50">
            <text:p>50</text:p>
          </table:table-cell>
          <table:table-cell office:value-type="string">
            <text:p>GNOME 2.20?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8">354468</text:a></text:p>
          </table:table-cell>
          <table:table-cell office:value-type="string">
            <text:p>[requirement] Bookmarked Objects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1">
            <text:p>51</text:p>
          </table:table-cell>
          <table:table-cell table:number-columns-repeated="5"/>
          <table:table-cell table:formula="oooc:=AVERAGE([.A111:.F111])" office:value-type="float" office:value="51">
            <text:p>51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7">400717</text:a></text:p>
          </table:table-cell>
          <table:table-cell office:value-type="string">
            <text:p>Orca should support multi-lingual tex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2">
            <text:p>52</text:p>
          </table:table-cell>
          <table:table-cell table:number-columns-repeated="5"/>
          <table:table-cell table:formula="oooc:=AVERAGE([.A112:.F112])" office:value-type="float" office:value="52">
            <text:p>52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4772">364772</text:a></text:p>
          </table:table-cell>
          <table:table-cell office:value-type="string">
            <text:p>[blocked] Orca can not detect miss-spelled words on the fly in Openoffic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3">
            <text:p>53</text:p>
          </table:table-cell>
          <table:table-cell table:number-columns-repeated="5"/>
          <table:table-cell table:formula="oooc:=AVERAGE([.A113:.F113])" office:value-type="float" office:value="53">
            <text:p>53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71637">371637</text:a></text:p>
          </table:table-cell>
          <table:table-cell office:value-type="string">
            <text:p>[blocked] Orca repeats "Location:" info repeatedly in Nautilus File Browser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4">
            <text:p>54</text:p>
          </table:table-cell>
          <table:table-cell table:number-columns-repeated="5"/>
          <table:table-cell table:formula="oooc:=AVERAGE([.A114:.F114])" office:value-type="float" office:value="54">
            <text:p>54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65284">365284</text:a></text:p>
          </table:table-cell>
          <table:table-cell office:value-type="string">
            <text:p>[blocked] Evolution's account wizard Welcome message will not be reported by orca</text:p>
          </table:table-cell>
          <table:table-cell table:style-name="ce7" table:number-columns-repeated="2"/>
          <table:table-cell table:number-columns-repeated="242"/>
        </table:table-row>
        <table:table-row table:style-name="ro1">
          <table:table-cell office:value-type="float" office:value="55">
            <text:p>55</text:p>
          </table:table-cell>
          <table:table-cell table:number-columns-repeated="5"/>
          <table:table-cell table:formula="oooc:=AVERAGE([.A115:.F115])" office:value-type="float" office:value="55">
            <text:p>55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NO ID</text:p>
          </table:table-cell>
          <table:table-cell office:value-type="string">
            <text:p>Support for gftp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6">
            <text:p>56</text:p>
          </table:table-cell>
          <table:table-cell table:number-columns-repeated="5"/>
          <table:table-cell table:formula="oooc:=AVERAGE([.A116:.F116])" office:value-type="float" office:value="56">
            <text:p>56</text:p>
          </table:table-cell>
          <table:table-cell office:value-type="string">
            <text:p>GNOME 2.20?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5146">395146</text:a></text:p>
          </table:table-cell>
          <table:table-cell office:value-type="string">
            <text:p>Crash at start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7">
            <text:p>57</text:p>
          </table:table-cell>
          <table:table-cell table:number-columns-repeated="5"/>
          <table:table-cell table:formula="oooc:=AVERAGE([.A117:.F117])" office:value-type="float" office:value="57">
            <text:p>57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387">373387</text:a></text:p>
          </table:table-cell>
          <table:table-cell office:value-type="string">
            <text:p>Users should be able to lock/unlock the "Lock" modifier even if Caps Lock is the Orca modifier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.8">
            <text:p>58.8</text:p>
          </table:table-cell>
          <table:table-cell table:number-columns-repeated="5"/>
          <table:table-cell table:formula="oooc:=AVERAGE([.A118:.F118])" office:value-type="float" office:value="58.8">
            <text:p>58.8</text:p>
          </table:table-cell>
          <table:table-cell office:value-type="string">
            <text:p>GNOME 2.20?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87556">387556</text:a></text:p>
          </table:table-cell>
          <table:table-cell office:value-type="string">
            <text:p>Arrowing past last character at end of line in Orca results in no speech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9">
            <text:p>59</text:p>
          </table:table-cell>
          <table:table-cell table:number-columns-repeated="5"/>
          <table:table-cell table:formula="oooc:=AVERAGE([.A119:.F119])" office:value-type="float" office:value="59">
            <text:p>59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11">400711</text:a></text:p>
          </table:table-cell>
          <table:table-cell office:value-type="string">
            <text:p>Month view is inaccessible in Evolution calendar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0">
            <text:p>60</text:p>
          </table:table-cell>
          <table:table-cell table:number-columns-repeated="5"/>
          <table:table-cell table:formula="oooc:=AVERAGE([.A120:.F120])" office:value-type="float" office:value="60">
            <text:p>60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400732">400732</text:a></text:p>
          </table:table-cell>
          <table:table-cell office:value-type="string">
            <text:p>[requirement] Toggle between logical and screen braille presentations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1">
            <text:p>61</text:p>
          </table:table-cell>
          <table:table-cell table:number-columns-repeated="5"/>
          <table:table-cell table:formula="oooc:=AVERAGE([.A121:.F121])" office:value-type="float" office:value="61">
            <text:p>61</text:p>
          </table:table-cell>
          <table:table-cell office:value-type="string">
            <text:p>TBS</text:p>
          </table:table-cell>
          <table:table-cell office:value-type="string">
            <text:p>nor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73078">373078</text:a></text:p>
          </table:table-cell>
          <table:table-cell office:value-type="string">
            <text:p>Unable to change voice in application specif settings file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2">
            <text:p>62</text:p>
          </table:table-cell>
          <table:table-cell table:number-columns-repeated="5"/>
          <table:table-cell table:formula="oooc:=AVERAGE([.A122:.F122])" office:value-type="float" office:value="62">
            <text:p>62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6068">356068</text:a></text:p>
          </table:table-cell>
          <table:table-cell office:value-type="string">
            <text:p>[blocked] Provide a command for identifying the default button within a dialog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3">
            <text:p>63</text:p>
          </table:table-cell>
          <table:table-cell table:number-columns-repeated="5"/>
          <table:table-cell table:formula="oooc:=AVERAGE([.A123:.F123])" office:value-type="float" office:value="63">
            <text:p>63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99901">399901</text:a></text:p>
          </table:table-cell>
          <table:table-cell office:value-type="string">
            <text:p>using ctrl + scrolling of mouse = magnified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4">
            <text:p>64</text:p>
          </table:table-cell>
          <table:table-cell table:number-columns-repeated="5"/>
          <table:table-cell table:formula="oooc:=AVERAGE([.A124:.F124])" office:value-type="float" office:value="64">
            <text:p>64</text:p>
          </table:table-cell>
          <table:table-cell office:value-type="string">
            <text:p>TBS</text:p>
          </table:table-cell>
          <table:table-cell office:value-type="string">
            <text:p>min</text:p>
          </table:table-cell>
          <table:table-cell office:value-type="string">
            <text:p>Nor</text:p>
          </table:table-cell>
          <table:table-cell table:style-name="ce3" office:value-type="string">
            <text:p><text:a xlink:href="http://bugzilla.gnome.org/show_bug.cgi?id=354462">354462</text:a></text:p>
          </table:table-cell>
          <table:table-cell office:value-type="string">
            <text:p>[requirement] SayAll of dialogs (versus just a single text area)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5">
            <text:p>65</text:p>
          </table:table-cell>
          <table:table-cell table:number-columns-repeated="5"/>
          <table:table-cell table:formula="oooc:=AVERAGE([.A125:.F125])" office:value-type="float" office:value="65">
            <text:p>65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659">319659</text:a></text:p>
          </table:table-cell>
          <table:table-cell office:value-type="string">
            <text:p>Automatic documentation for keybinds script.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66">
            <text:p>66</text:p>
          </table:table-cell>
          <table:table-cell table:number-columns-repeated="5"/>
          <table:table-cell table:formula="oooc:=AVERAGE([.A126:.F126])" office:value-type="float" office:value="66">
            <text:p>66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79">319779</text:a></text:p>
          </table:table-cell>
          <table:table-cell office:value-type="string">
            <text:p>Need to define what speech and mouse input events look like</text:p>
          </table:table-cell>
          <table:table-cell table:style-name="ce7" table:number-columns-repeated="2"/>
          <table:table-cell table:number-columns-repeated="242"/>
        </table:table-row>
        <table:table-row table:style-name="ro2">
          <table:table-cell office:value-type="float" office:value="58">
            <text:p>58</text:p>
          </table:table-cell>
          <table:table-cell table:number-columns-repeated="5"/>
          <table:table-cell office:value-type="float" office:value="68">
            <text:p>68</text:p>
          </table:table-cell>
          <table:table-cell office:value-type="string">
            <text:p>TBS</text:p>
          </table:table-cell>
          <table:table-cell office:value-type="string">
            <text:p>enh</text:p>
          </table:table-cell>
          <table:table-cell office:value-type="string">
            <text:p>Low</text:p>
          </table:table-cell>
          <table:table-cell table:style-name="ce3" office:value-type="string">
            <text:p><text:a xlink:href="http://bugzilla.gnome.org/show_bug.cgi?id=319752">319752</text:a></text:p>
          </table:table-cell>
          <table:table-cell office:value-type="string">
            <text:p>Orca should support multiline braille displays</text:p>
          </table:table-cell>
          <table:table-cell table:style-name="ce7" table:number-columns-repeated="2"/>
          <table:table-cell table:number-columns-repeated="242"/>
        </table:table-row>
        <table:table-row table:style-name="ro3" table:number-rows-repeated="654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database-ranges>
        <table:database-range table:target-range-address="Sheet1.A3:Sheet1.IV127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, 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Regular" style:font-family-generic="swiss" style:font-pitch="variable"/>
    <style:font-face style:name="DejaVu Sans" svg:font-family="'DejaVu Sans'" style:font-family-generic="system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13">02/13/2007</text:date>, <text:time>18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Willie Walker</meta:initial-creator>
    <meta:creation-date>2007-02-11T13:18:15</meta:creation-date>
    <dc:creator>Willie Walker</dc:creator>
    <dc:date>2007-02-13T18:03:16</dc:date>
    <dc:language>en-US</dc:language>
    <meta:editing-cycles>16</meta:editing-cycles>
    <meta:editing-duration>PT2H19M54S</meta:editing-duration>
    <meta:user-defined meta:name="Info 1"/>
    <meta:user-defined meta:name="Info 2"/>
    <meta:user-defined meta:name="Info 3"/>
    <meta:user-defined meta:name="Info 4"/>
    <meta:document-statistic meta:table-count="3" meta:cell-count="893"/>
  </office:meta>
</office:document-meta>
</file>